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 Writing</text:p>
      <text:p text:style-name="P2">Template</text:p>
      <text:p text:style-name="P3">Location Text</text:p>
      <text:p text:style-name="P3"/>
      <text:p text:style-name="P3">Node Description:</text:p>
      <text:p text:style-name="P3">Option Text:</text:p>
      <text:p text:style-name="P3">Carry Out Text: </text:p>
      <text:p text:style-name="P3"/>
      <text:p text:style-name="P2">Node 1 (Start Docks)</text:p>
      <text:p text:style-name="P3">Location Text: You are on a shore on what it would seem to be the south side of a strange Island.</text:p>
      <text:p text:style-name="P3"/>
      <text:p text:style-name="P3">Node Description: A few meters to the north you see I wooden hut.</text:p>
      <text:p text:style-name="P3">Option Text: go north.</text:p>
      <text:p text:style-name="P3">Carry Out Text: You walk towards the h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3S</meta:editing-duration>
    <meta:editing-cycles>6</meta:editing-cycles>
    <meta:generator>OpenOffice/4.1.5$Win32 OpenOffice.org_project/415m1$Build-9789</meta:generator>
    <dc:date>2018-07-06T03:14:46.64</dc:date>
    <meta:document-statistic meta:table-count="0" meta:image-count="0" meta:object-count="0" meta:page-count="1" meta:paragraph-count="11" meta:word-count="62" meta:character-count="323"/>
    <meta:user-defined meta:name="Info 1"/>
    <meta:user-defined meta:name="Info 2"/>
    <meta:user-defined meta:name="Info 3"/>
    <meta:user-defined meta:name="Info 4"/>
  </office:meta>
</office:document-meta>
</file>